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Currency" style:data-style-name="N37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0" style:family="table-cell" style:parent-style-name="Currency" style:data-style-name="N37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36"/>
    <style:style style:name="ce15" style:family="table-cell" style:parent-style-name="Currency" style:data-style-name="N37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36"/>
    <style:style style:name="ce19" style:family="table-cell" style:parent-style-name="Currency" style:data-style-name="N37">
      <style:table-cell-properties fo:border-top="none" fo:border-bottom="none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4" style:family="table-cell" style:parent-style-name="Currency" style:data-style-name="N37">
      <style:table-cell-properties fo:border-top="none" fo:border-bottom="thin solid #000000" fo:border-left="thin solid #000000" fo:border-right="thin solid #000000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Currency" style:data-style-name="N37"/>
    <style:style style:name="ce27" style:family="table-cell" style:parent-style-name="Currency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.53458333333333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co5" style:family="table-column">
      <style:table-column-properties fo:break-before="auto" style:column-width="2.56645833333333cm" style:use-optimal-column-width="true"/>
    </style:style>
    <style:style style:name="co6" style:family="table-column">
      <style:table-column-properties fo:break-before="auto" style:column-width="2.48708333333333cm" style:use-optimal-column-width="true"/>
    </style:style>
    <style:style style:name="co7" style:family="table-column">
      <style:table-column-properties fo:break-before="auto" style:column-width="1.48166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73604166666667cm" style:use-optimal-column-width="true"/>
    </style:style>
    <style:style style:name="co10" style:family="table-column">
      <style:table-column-properties fo:break-before="auto" style:column-width="1.37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BS_Enclos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Box</text:p>
          </table:table-cell>
          <table:table-cell office:value-type="string" table:style-name="ce3">
            <text:p>L (mm)</text:p>
          </table:table-cell>
          <table:table-cell office:value-type="string" table:style-name="ce3">
            <text:p>W (mm)</text:p>
          </table:table-cell>
          <table:table-cell office:value-type="string" table:style-name="ce3">
            <text:p>D (mm)</text:p>
          </table:table-cell>
          <table:table-cell office:value-type="string" table:style-name="ce3">
            <text:p>Volume (M^3)</text:p>
          </table:table-cell>
          <table:table-cell office:value-type="string" table:style-name="ce4">
            <text:p>Bouyancy (kg)</text:p>
          </table:table-cell>
          <table:table-cell office:value-type="string" table:style-name="ce5">
            <text:p>Pric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H0119</text:p>
          </table:table-cell>
          <table:table-cell office:value-type="float" office:value="80" table:style-name="ce6">
            <text:p>80</text:p>
          </table:table-cell>
          <table:table-cell office:value-type="float" office:value="60" table:style-name="ce7">
            <text:p>60</text:p>
          </table:table-cell>
          <table:table-cell office:value-type="float" office:value="30" table:style-name="ce8">
            <text:p>30</text:p>
          </table:table-cell>
          <table:table-cell office:value-type="float" office:value="1.4399999999999998E-4" table:formula="of:=([.B2]/1000)*([.C2]/1000)*([.D2]/1000)" table:style-name="ce7">
            <text:p>0.000144</text:p>
          </table:table-cell>
          <table:table-cell office:value-type="float" office:value="0.14399999999999999" table:formula="of:=([.E2]*1000)" table:style-name="ce9">
            <text:p>0.144</text:p>
          </table:table-cell>
          <table:table-cell table:style-name="ce10"/>
          <table:table-cell table:style-name="ce1"/>
          <table:table-cell office:value-type="string" table:style-name="ce1">
            <text:p>* These parts &amp; prices are all taken from Altronics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H0300</text:p>
          </table:table-cell>
          <table:table-cell office:value-type="float" office:value="65" table:style-name="ce12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1.56E-4" table:formula="of:=([.B3]/1000)*([.C3]/1000)*([.D3]/1000)" table:style-name="ce1">
            <text:p>0.000156</text:p>
          </table:table-cell>
          <table:table-cell office:value-type="float" office:value="0.156" table:formula="of:=([.E3]*1000)" table:style-name="ce14">
            <text:p>0.156</text:p>
          </table:table-cell>
          <table:table-cell table:style-name="ce15"/>
          <table:table-cell table:style-name="ce1"/>
          <table:table-cell office:value-type="string" table:style-name="ce1">
            <text:p>* All prices in $AUD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H0301</text:p>
          </table:table-cell>
          <table:table-cell office:value-type="float" office:value="105" table:style-name="ce12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3">
            <text:p>40</text:p>
          </table:table-cell>
          <table:table-cell office:value-type="float" office:value="3.1500000000000001E-4" table:formula="of:=([.B4]/1000)*([.C4]/1000)*([.D4]/1000)" table:style-name="ce1">
            <text:p>0.000315</text:p>
          </table:table-cell>
          <table:table-cell office:value-type="float" office:value="0.315" table:formula="of:=([.E4]*1000)" table:style-name="ce14">
            <text:p>0.315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string" table:style-name="ce11">
            <text:p>H0302</text:p>
          </table:table-cell>
          <table:table-cell office:value-type="float" office:value="85" table:style-name="ce12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55" table:style-name="ce13">
            <text:p>55</text:p>
          </table:table-cell>
          <table:table-cell office:value-type="float" office:value="3.7400000000000004E-4" table:formula="of:=([.B5]/1000)*([.C5]/1000)*([.D5]/1000)" table:style-name="ce1">
            <text:p>0.000374</text:p>
          </table:table-cell>
          <table:table-cell office:value-type="float" office:value="0.37400000000000005" table:formula="of:=([.E5]*1000)" table:style-name="ce14">
            <text:p>0.374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string" table:style-name="ce11">
            <text:p>H0303</text:p>
          </table:table-cell>
          <table:table-cell office:value-type="float" office:value="105" table:style-name="ce12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3">
            <text:p>55</text:p>
          </table:table-cell>
          <table:table-cell office:value-type="float" office:value="4.3312500000000002E-4" table:formula="of:=([.B6]/1000)*([.C6]/1000)*([.D6]/1000)" table:style-name="ce1">
            <text:p>0.000433125</text:p>
          </table:table-cell>
          <table:table-cell office:value-type="float" office:value="0.43312500000000004" table:formula="of:=([.E6]*1000)" table:style-name="ce14">
            <text:p>0.433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string" table:style-name="ce11">
            <text:p>H0304</text:p>
          </table:table-cell>
          <table:table-cell office:value-type="float" office:value="125" table:style-name="ce12">
            <text:p>125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3">
            <text:p>55</text:p>
          </table:table-cell>
          <table:table-cell office:value-type="float" office:value="5.8437500000000004E-4" table:formula="of:=([.B7]/1000)*([.C7]/1000)*([.D7]/1000)" table:style-name="ce1">
            <text:p>0.000584375</text:p>
          </table:table-cell>
          <table:table-cell office:value-type="float" office:value="0.58437500000000009" table:formula="of:=([.E7]*1000)" table:style-name="ce14">
            <text:p>0.584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string" table:style-name="ce11">
            <text:p>H0305</text:p>
          </table:table-cell>
          <table:table-cell office:value-type="float" office:value="145" table:style-name="ce12">
            <text:p>145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3">
            <text:p>45</text:p>
          </table:table-cell>
          <table:table-cell office:value-type="float" office:value="6.8512499999999997E-4" table:formula="of:=([.B8]/1000)*([.C8]/1000)*([.D8]/1000)" table:style-name="ce1">
            <text:p>0.000685125</text:p>
          </table:table-cell>
          <table:table-cell office:value-type="float" office:value="0.68512499999999998" table:formula="of:=([.E8]*1000)" table:style-name="ce14">
            <text:p>0.685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string" table:style-name="ce11">
            <text:p>H0306</text:p>
          </table:table-cell>
          <table:table-cell office:value-type="float" office:value="165" table:style-name="ce11">
            <text:p>165</text:p>
          </table:table-cell>
          <table:table-cell office:value-type="float" office:value="85" table:style-name="ce16">
            <text:p>85</text:p>
          </table:table-cell>
          <table:table-cell office:value-type="float" office:value="55" table:style-name="ce17">
            <text:p>55</text:p>
          </table:table-cell>
          <table:table-cell office:value-type="float" office:value="7.7137500000000003E-4" table:formula="of:=([.B9]/1000)*([.C9]/1000)*([.D9]/1000)" table:style-name="ce16">
            <text:p>0.000771375</text:p>
          </table:table-cell>
          <table:table-cell office:value-type="float" office:value="0.77137500000000003" table:formula="of:=([.E9]*1000)" table:style-name="ce18">
            <text:p>0.771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string" table:style-name="ce12">
            <text:p>H0312A</text:p>
          </table:table-cell>
          <table:table-cell office:value-type="float" office:value="220" table:style-name="ce12">
            <text:p>220</text:p>
          </table:table-cell>
          <table:table-cell office:value-type="float" office:value="165" table:style-name="ce1">
            <text:p>165</text:p>
          </table:table-cell>
          <table:table-cell office:value-type="float" office:value="60" table:style-name="ce13">
            <text:p>60</text:p>
          </table:table-cell>
          <table:table-cell office:value-type="float" office:value="2.1779999999999998E-3" table:formula="of:=([.B10]/1000)*([.C10]/1000)*([.D10]/1000)" table:style-name="ce1">
            <text:p>0.002178</text:p>
          </table:table-cell>
          <table:table-cell office:value-type="float" office:value="2.1779999999999999" table:formula="of:=([.E10]*1000)" table:style-name="ce14">
            <text:p>2.178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string" table:style-name="ce11">
            <text:p>H0313</text:p>
          </table:table-cell>
          <table:table-cell office:value-type="float" office:value="220" table:style-name="ce11">
            <text:p>220</text:p>
          </table:table-cell>
          <table:table-cell office:value-type="float" office:value="160" table:style-name="ce16">
            <text:p>160</text:p>
          </table:table-cell>
          <table:table-cell office:value-type="float" office:value="80" table:style-name="ce17">
            <text:p>80</text:p>
          </table:table-cell>
          <table:table-cell office:value-type="float" office:value="2.8160000000000004E-3" table:formula="of:=([.B11]/1000)*([.C11]/1000)*([.D11]/1000)" table:style-name="ce16">
            <text:p>0.002816</text:p>
          </table:table-cell>
          <table:table-cell office:value-type="float" office:value="2.8160000000000003" table:formula="of:=([.E11]*1000)" table:style-name="ce18">
            <text:p>2.816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string" table:style-name="ce12">
            <text:p>H0360</text:p>
          </table:table-cell>
          <table:table-cell office:value-type="float" office:value="105" table:style-name="ce12">
            <text:p>105</text:p>
          </table:table-cell>
          <table:table-cell office:value-type="float" office:value="105" table:style-name="ce1">
            <text:p>105</text:p>
          </table:table-cell>
          <table:table-cell office:value-type="float" office:value="57" table:style-name="ce13">
            <text:p>57</text:p>
          </table:table-cell>
          <table:table-cell office:value-type="float" office:value="6.2842499999999995E-4" table:formula="of:=([.B12]/1000)*([.C12]/1000)*([.D12]/1000)" table:style-name="ce1">
            <text:p>0.000628425</text:p>
          </table:table-cell>
          <table:table-cell office:value-type="float" office:value="0.6284249999999999" table:formula="of:=([.E12]*1000)" table:style-name="ce14">
            <text:p>0.628</text:p>
          </table:table-cell>
          <table:table-cell office:value-type="currency" office:value="11.15" table:style-name="ce15">
            <text:p><text:s/>$11.15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2">
            <text:p>H0362</text:p>
          </table:table-cell>
          <table:table-cell office:value-type="float" office:value="165" table:style-name="ce12">
            <text:p>165</text:p>
          </table:table-cell>
          <table:table-cell office:value-type="float" office:value="105" table:style-name="ce1">
            <text:p>105</text:p>
          </table:table-cell>
          <table:table-cell office:value-type="float" office:value="78" table:style-name="ce13">
            <text:p>78</text:p>
          </table:table-cell>
          <table:table-cell office:value-type="float" office:value="1.3513500000000001E-3" table:formula="of:=([.B13]/1000)*([.C13]/1000)*([.D13]/1000)" table:style-name="ce1">
            <text:p>0.00135135</text:p>
          </table:table-cell>
          <table:table-cell office:value-type="float" office:value="1.3513500000000001" table:formula="of:=([.E13]*1000)" table:style-name="ce14">
            <text:p>1.351</text:p>
          </table:table-cell>
          <table:table-cell office:value-type="currency" office:value="19.850000000000001" table:style-name="ce15">
            <text:p><text:s/>$19.85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2">
            <text:p>H0363</text:p>
          </table:table-cell>
          <table:table-cell office:value-type="float" office:value="250" table:style-name="ce12">
            <text:p>250</text:p>
          </table:table-cell>
          <table:table-cell office:value-type="float" office:value="200" table:style-name="ce1">
            <text:p>200</text:p>
          </table:table-cell>
          <table:table-cell office:value-type="float" office:value="95" table:style-name="ce13">
            <text:p>95</text:p>
          </table:table-cell>
          <table:table-cell office:value-type="float" office:value="4.7500000000000007E-3" table:formula="of:=([.B14]/1000)*([.C14]/1000)*([.D14]/1000)" table:style-name="ce1">
            <text:p>0.00475</text:p>
          </table:table-cell>
          <table:table-cell office:value-type="float" office:value="4.7500000000000009" table:formula="of:=([.E14]*1000)" table:style-name="ce14">
            <text:p>4.750</text:p>
          </table:table-cell>
          <table:table-cell office:value-type="currency" office:value="55" table:style-name="ce15">
            <text:p><text:s/>$55.00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1">
            <text:p>H0364A</text:p>
          </table:table-cell>
          <table:table-cell office:value-type="float" office:value="250" table:style-name="ce11">
            <text:p>250</text:p>
          </table:table-cell>
          <table:table-cell office:value-type="float" office:value="200" table:style-name="ce16">
            <text:p>200</text:p>
          </table:table-cell>
          <table:table-cell office:value-type="float" office:value="130" table:style-name="ce17">
            <text:p>130</text:p>
          </table:table-cell>
          <table:table-cell office:value-type="float" office:value="6.5000000000000006E-3" table:formula="of:=([.B15]/1000)*([.C15]/1000)*([.D15]/1000)" table:style-name="ce16">
            <text:p>0.0065</text:p>
          </table:table-cell>
          <table:table-cell office:value-type="float" office:value="6.5000000000000009" table:formula="of:=([.E15]*1000)" table:style-name="ce18">
            <text:p>6.500</text:p>
          </table:table-cell>
          <table:table-cell office:value-type="currency" office:value="60.5" table:style-name="ce19">
            <text:p><text:s/>$60.50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2">
            <text:p>H8910</text:p>
          </table:table-cell>
          <table:table-cell office:value-type="float" office:value="120" table:style-name="ce12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42" table:style-name="ce13">
            <text:p>42</text:p>
          </table:table-cell>
          <table:table-cell office:value-type="float" office:value="3.2759999999999999E-4" table:formula="of:=([.B16]/1000)*([.C16]/1000)*([.D16]/1000)" table:style-name="ce1">
            <text:p>0.0003276</text:p>
          </table:table-cell>
          <table:table-cell office:value-type="float" office:value="0.3276" table:formula="of:=([.E16]*1000)" table:style-name="ce14">
            <text:p>0.328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string" table:style-name="ce12">
            <text:p>H1551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3">
            <text:p>15</text:p>
          </table:table-cell>
          <table:table-cell office:value-type="float" office:value="1.8375000000000003E-5" table:formula="of:=([.B17]/1000)*([.C17]/1000)*([.D17]/1000)" table:style-name="ce1">
            <text:p>0.000018375</text:p>
          </table:table-cell>
          <table:table-cell office:value-type="float" office:value="1.8375000000000002E-2" table:formula="of:=([.E17]*1000)" table:style-name="ce14">
            <text:p>0.018</text:p>
          </table:table-cell>
          <table:table-cell table:style-name="ce15"/>
          <table:table-cell table:number-columns-repeated="16377"/>
        </table:table-row>
        <table:table-row table:style-name="ro1">
          <table:table-cell office:value-type="string" table:style-name="ce12">
            <text:p>H1590GZP162</text:p>
          </table:table-cell>
          <table:table-cell office:value-type="float" office:value="260" table:style-name="ce12">
            <text:p>260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3">
            <text:p>90</text:p>
          </table:table-cell>
          <table:table-cell office:value-type="float" office:value="3.7440000000000004E-3" table:formula="of:=([.B18]/1000)*([.C18]/1000)*([.D18]/1000)" table:style-name="ce1">
            <text:p>0.003744</text:p>
          </table:table-cell>
          <table:table-cell office:value-type="float" office:value="3.7440000000000002" table:formula="of:=([.E18]*1000)" table:style-name="ce14">
            <text:p>3.744</text:p>
          </table:table-cell>
          <table:table-cell table:style-name="ce15"/>
          <table:table-cell table:number-columns-repeated="16377"/>
        </table:table-row>
        <table:table-row table:style-name="ro1">
          <table:table-cell office:value-type="string" table:style-name="ce11">
            <text:p>H0333</text:p>
          </table:table-cell>
          <table:table-cell office:value-type="float" office:value="220" table:style-name="ce11">
            <text:p>220</text:p>
          </table:table-cell>
          <table:table-cell office:value-type="float" office:value="160" table:style-name="ce16">
            <text:p>160</text:p>
          </table:table-cell>
          <table:table-cell office:value-type="float" office:value="80" table:style-name="ce17">
            <text:p>80</text:p>
          </table:table-cell>
          <table:table-cell office:value-type="float" office:value="2.8160000000000004E-3" table:formula="of:=([.B19]/1000)*([.C19]/1000)*([.D19]/1000)" table:style-name="ce16">
            <text:p>0.002816</text:p>
          </table:table-cell>
          <table:table-cell office:value-type="float" office:value="2.8160000000000003" table:formula="of:=([.E19]*1000)" table:style-name="ce18">
            <text:p>2.816</text:p>
          </table:table-cell>
          <table:table-cell office:value-type="currency" office:value="43" table:style-name="ce19">
            <text:p><text:s/>$43.00<text:s/>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H0332A</text:p>
          </table:table-cell>
          <table:table-cell office:value-type="float" office:value="220" table:style-name="ce12">
            <text:p>220</text:p>
          </table:table-cell>
          <table:table-cell office:value-type="float" office:value="165" table:style-name="ce1">
            <text:p>165</text:p>
          </table:table-cell>
          <table:table-cell office:value-type="float" office:value="60" table:style-name="ce13">
            <text:p>60</text:p>
          </table:table-cell>
          <table:table-cell office:value-type="float" office:value="2.1779999999999998E-3" table:formula="of:=([.B20]/1000)*([.C20]/1000)*([.D20]/1000)" table:style-name="ce1">
            <text:p>0.002178</text:p>
          </table:table-cell>
          <table:table-cell office:value-type="float" office:value="2.1779999999999999" table:formula="of:=([.E20]*1000)" table:style-name="ce14">
            <text:p>2.178</text:p>
          </table:table-cell>
          <table:table-cell office:value-type="currency" office:value="33.25" table:style-name="ce15">
            <text:p><text:s/>$33.25<text:s/>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H0330</text:p>
          </table:table-cell>
          <table:table-cell office:value-type="float" office:value="186" table:style-name="ce12">
            <text:p>186</text:p>
          </table:table-cell>
          <table:table-cell office:value-type="float" office:value="146" table:style-name="ce1">
            <text:p>146</text:p>
          </table:table-cell>
          <table:table-cell office:value-type="float" office:value="75" table:style-name="ce13">
            <text:p>75</text:p>
          </table:table-cell>
          <table:table-cell office:value-type="float" office:value="2.0366999999999998E-3" table:formula="of:=([.B21]/1000)*([.C21]/1000)*([.D21]/1000)" table:style-name="ce1">
            <text:p>0.0020367</text:p>
          </table:table-cell>
          <table:table-cell office:value-type="float" office:value="2.0366999999999997" table:formula="of:=([.E21]*1000)" table:style-name="ce14">
            <text:p>2.037</text:p>
          </table:table-cell>
          <table:table-cell office:value-type="currency" office:value="25.75" table:style-name="ce15">
            <text:p><text:s/>$25.75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H0328</text:p>
          </table:table-cell>
          <table:table-cell office:value-type="float" office:value="165" table:style-name="ce11">
            <text:p>165</text:p>
          </table:table-cell>
          <table:table-cell office:value-type="float" office:value="125" table:style-name="ce16">
            <text:p>125</text:p>
          </table:table-cell>
          <table:table-cell office:value-type="float" office:value="75" table:style-name="ce17">
            <text:p>75</text:p>
          </table:table-cell>
          <table:table-cell office:value-type="float" office:value="1.5468750000000001E-3" table:formula="of:=([.B22]/1000)*([.C22]/1000)*([.D22]/1000)" table:style-name="ce16">
            <text:p>0.001546875</text:p>
          </table:table-cell>
          <table:table-cell office:value-type="float" office:value="1.546875" table:formula="of:=([.E22]*1000)" table:style-name="ce18">
            <text:p>1.547</text:p>
          </table:table-cell>
          <table:table-cell office:value-type="currency" office:value="21.25" table:style-name="ce19">
            <text:p><text:s/>$21.25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H0326</text:p>
          </table:table-cell>
          <table:table-cell office:value-type="float" office:value="165" table:style-name="ce11">
            <text:p>165</text:p>
          </table:table-cell>
          <table:table-cell office:value-type="float" office:value="85" table:style-name="ce16">
            <text:p>85</text:p>
          </table:table-cell>
          <table:table-cell office:value-type="float" office:value="65" table:style-name="ce17">
            <text:p>65</text:p>
          </table:table-cell>
          <table:table-cell office:value-type="float" office:value="9.1162500000000011E-4" table:formula="of:=([.B23]/1000)*([.C23]/1000)*([.D23]/1000)" table:style-name="ce16">
            <text:p>0.000911625</text:p>
          </table:table-cell>
          <table:table-cell office:value-type="float" office:value="0.91162500000000013" table:formula="of:=([.E23]*1000)" table:style-name="ce18">
            <text:p>0.912</text:p>
          </table:table-cell>
          <table:table-cell office:value-type="currency" office:value="16.3" table:style-name="ce19">
            <text:p><text:s/>$16.30<text:s/>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H0323</text:p>
          </table:table-cell>
          <table:table-cell office:value-type="float" office:value="105" table:style-name="ce12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3">
            <text:p>55</text:p>
          </table:table-cell>
          <table:table-cell office:value-type="float" office:value="4.3312500000000002E-4" table:formula="of:=([.B24]/1000)*([.C24]/1000)*([.D24]/1000)" table:style-name="ce1">
            <text:p>0.000433125</text:p>
          </table:table-cell>
          <table:table-cell office:value-type="float" office:value="0.43312500000000004" table:formula="of:=([.E24]*1000)" table:style-name="ce14">
            <text:p>0.433</text:p>
          </table:table-cell>
          <table:table-cell office:value-type="currency" office:value="11.95" table:style-name="ce15">
            <text:p><text:s/>$11.95<text:s/>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H0321</text:p>
          </table:table-cell>
          <table:table-cell office:value-type="float" office:value="105" table:style-name="ce12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5.1187500000000007E-4" table:formula="of:=([.B25]/1000)*([.C25]/1000)*([.D25]/1000)" table:style-name="ce1">
            <text:p>0.000511875</text:p>
          </table:table-cell>
          <table:table-cell office:value-type="float" office:value="0.51187500000000008" table:formula="of:=([.E25]*1000)" table:style-name="ce14">
            <text:p>0.512</text:p>
          </table:table-cell>
          <table:table-cell office:value-type="currency" office:value="14.75" table:style-name="ce15">
            <text:p><text:s/>$14.75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H0322</text:p>
          </table:table-cell>
          <table:table-cell office:value-type="float" office:value="85" table:style-name="ce11">
            <text:p>85</text:p>
          </table:table-cell>
          <table:table-cell office:value-type="float" office:value="80" table:style-name="ce16">
            <text:p>80</text:p>
          </table:table-cell>
          <table:table-cell office:value-type="float" office:value="55" table:style-name="ce17">
            <text:p>55</text:p>
          </table:table-cell>
          <table:table-cell office:value-type="float" office:value="3.7400000000000004E-4" table:formula="of:=([.B26]/1000)*([.C26]/1000)*([.D26]/1000)" table:style-name="ce16">
            <text:p>0.000374</text:p>
          </table:table-cell>
          <table:table-cell office:value-type="float" office:value="0.37400000000000005" table:formula="of:=([.E26]*1000)" table:style-name="ce18">
            <text:p>0.374</text:p>
          </table:table-cell>
          <table:table-cell office:value-type="currency" office:value="9.9499999999999993" table:style-name="ce19">
            <text:p><text:s/>$9.95<text:s/>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H0324</text:p>
          </table:table-cell>
          <table:table-cell office:value-type="float" office:value="125" table:style-name="ce12">
            <text:p>125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3">
            <text:p>55</text:p>
          </table:table-cell>
          <table:table-cell office:value-type="float" office:value="5.8437500000000004E-4" table:formula="of:=([.B27]/1000)*([.C27]/1000)*([.D27]/1000)" table:style-name="ce1">
            <text:p>0.000584375</text:p>
          </table:table-cell>
          <table:table-cell office:value-type="float" office:value="0.58437500000000009" table:formula="of:=([.E27]*1000)" table:style-name="ce14">
            <text:p>0.584</text:p>
          </table:table-cell>
          <table:table-cell office:value-type="currency" office:value="14.5" table:style-name="ce15">
            <text:p><text:s/>$14.50<text:s/>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H0327</text:p>
          </table:table-cell>
          <table:table-cell office:value-type="float" office:value="145" table:style-name="ce12">
            <text:p>145</text:p>
          </table:table-cell>
          <table:table-cell office:value-type="float" office:value="105" table:style-name="ce1">
            <text:p>105</text:p>
          </table:table-cell>
          <table:table-cell office:value-type="float" office:value="65" table:style-name="ce13">
            <text:p>65</text:p>
          </table:table-cell>
          <table:table-cell office:value-type="float" office:value="9.8962500000000005E-4" table:formula="of:=([.B28]/1000)*([.C28]/1000)*([.D28]/1000)" table:style-name="ce1">
            <text:p>0.000989625</text:p>
          </table:table-cell>
          <table:table-cell office:value-type="float" office:value="0.98962500000000009" table:formula="of:=([.E28]*1000)" table:style-name="ce14">
            <text:p>0.990</text:p>
          </table:table-cell>
          <table:table-cell office:value-type="currency" office:value="17.75" table:style-name="ce15">
            <text:p><text:s/>$17.75<text:s/>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H0325</text:p>
          </table:table-cell>
          <table:table-cell office:value-type="float" office:value="145" table:style-name="ce12">
            <text:p>145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3">
            <text:p>45</text:p>
          </table:table-cell>
          <table:table-cell office:value-type="float" office:value="6.8512499999999997E-4" table:formula="of:=([.B29]/1000)*([.C29]/1000)*([.D29]/1000)" table:style-name="ce1">
            <text:p>0.000685125</text:p>
          </table:table-cell>
          <table:table-cell office:value-type="float" office:value="0.68512499999999998" table:formula="of:=([.E29]*1000)" table:style-name="ce14">
            <text:p>0.685</text:p>
          </table:table-cell>
          <table:table-cell office:value-type="currency" office:value="15.95" table:style-name="ce15">
            <text:p><text:s/>$15.95<text:s/>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H0320</text:p>
          </table:table-cell>
          <table:table-cell office:value-type="float" office:value="65" table:style-name="ce12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1.56E-4" table:formula="of:=([.B30]/1000)*([.C30]/1000)*([.D30]/1000)" table:style-name="ce1">
            <text:p>0.000156</text:p>
          </table:table-cell>
          <table:table-cell office:value-type="float" office:value="0.156" table:formula="of:=([.E30]*1000)" table:style-name="ce14">
            <text:p>0.156</text:p>
          </table:table-cell>
          <table:table-cell office:value-type="currency" office:value="6.95" table:style-name="ce15">
            <text:p><text:s/>$6.95<text:s/>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H0310</text:p>
          </table:table-cell>
          <table:table-cell office:value-type="float" office:value="186" table:style-name="ce20">
            <text:p>186</text:p>
          </table:table-cell>
          <table:table-cell office:value-type="float" office:value="146" table:style-name="ce21">
            <text:p>146</text:p>
          </table:table-cell>
          <table:table-cell office:value-type="float" office:value="75" table:style-name="ce22">
            <text:p>75</text:p>
          </table:table-cell>
          <table:table-cell office:value-type="float" office:value="2.0366999999999998E-3" table:formula="of:=([.B31]/1000)*([.C31]/1000)*([.D31]/1000)" table:style-name="ce21">
            <text:p>0.0020367</text:p>
          </table:table-cell>
          <table:table-cell office:value-type="float" office:value="2.0366999999999997" table:formula="of:=([.E31]*1000)" table:style-name="ce23">
            <text:p>2.037</text:p>
          </table:table-cell>
          <table:table-cell table:style-name="ce24"/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Sheet1" table:style-name="ta2">
        <table:table-column table:style-name="co9" table:default-cell-style-name="ce1"/>
        <table:table-column table:style-name="co10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25">
            <text:p>Misc Hardware</text:p>
          </table:table-cell>
          <table:table-cell office:value-type="string" table:style-name="ce27">
            <text:p>Pri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ble Penetrator (6mm)</text:p>
          </table:table-cell>
          <table:table-cell office:value-type="currency" office:value="5.52" table:style-name="ce26">
            <text:p><text:s/>$5.52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ble Penetrator (No Hole)</text:p>
          </table:table-cell>
          <table:table-cell office:value-type="currency" office:value="5.52" table:style-name="ce26">
            <text:p><text:s/>$5.52<text:s/></text:p>
          </table:table-cell>
          <table:table-cell table:number-columns-repeated="2" table:style-name="ce1"/>
          <table:table-cell office:value-type="string" table:style-name="ce1">
            <text:p>* These parts &amp; prices are all taken from Blue Roboti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-Rings for Penetrators</text:p>
          </table:table-cell>
          <table:table-cell office:value-type="currency" office:value="2.76" table:style-name="ce26">
            <text:p><text:s/>$2.76<text:s/></text:p>
          </table:table-cell>
          <table:table-cell table:number-columns-repeated="2" table:style-name="ce1"/>
          <table:table-cell office:value-type="string" table:style-name="ce1">
            <text:p>* All prices in $AU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pth Sensor</text:p>
          </table:table-cell>
          <table:table-cell office:value-type="currency" office:value="93.13" table:style-name="ce26">
            <text:p><text:s/>$93.13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mp Sensor</text:p>
          </table:table-cell>
          <table:table-cell office:value-type="currency" office:value="77.349999999999994" table:style-name="ce26">
            <text:p><text:s/>$77.35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closure Vent + Plug</text:p>
          </table:table-cell>
          <table:table-cell office:value-type="currency" office:value="11.05" table:style-name="ce26">
            <text:p><text:s/>$11.05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cuum Plug</text:p>
          </table:table-cell>
          <table:table-cell office:value-type="currency" office:value="11.05" table:style-name="ce26">
            <text:p><text:s/>$11.05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6"/>
          <table:table-cell table:number-columns-repeated="16382" table:style-name="ce1"/>
        </table:table-row>
        <table:table-row table:style-name="ro1">
          <table:table-cell office:value-type="string" table:style-name="ce25">
            <text:p>3" Hardware</text:p>
          </table:table-cell>
          <table:table-cell table:style-name="ce26"/>
          <table:table-cell table:number-columns-repeated="16382" table:style-name="ce1"/>
        </table:table-row>
        <table:table-row table:style-name="ro1">
          <table:table-cell office:value-type="string" table:style-name="ce1">
            <text:p>O-Ring Flange</text:p>
          </table:table-cell>
          <table:table-cell office:value-type="currency" office:value="33.15" table:style-name="ce26">
            <text:p><text:s/>$33.15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pare O ring</text:p>
          </table:table-cell>
          <table:table-cell office:value-type="currency" office:value="4.1399999999999997" table:style-name="ce26">
            <text:p><text:s/>$4.14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ear Cap</text:p>
          </table:table-cell>
          <table:table-cell office:value-type="currency" office:value="13.81" table:style-name="ce26">
            <text:p><text:s/>$13.81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p + 4 holes</text:p>
          </table:table-cell>
          <table:table-cell office:value-type="currency" office:value="16.57" table:style-name="ce26">
            <text:p><text:s/>$16.57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p + 7 holes</text:p>
          </table:table-cell>
          <table:table-cell office:value-type="currency" office:value="19.34" table:style-name="ce26">
            <text:p><text:s/>$19.34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ube</text:p>
          </table:table-cell>
          <table:table-cell office:value-type="currency" office:value="63.54" table:style-name="ce26">
            <text:p><text:s/>$63.54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6"/>
          <table:table-cell table:number-columns-repeated="16382"/>
        </table:table-row>
        <table:table-row table:style-name="ro1">
          <table:table-cell office:value-type="string" table:style-name="ce25">
            <text:p>4" Hardware</text:p>
          </table:table-cell>
          <table:table-cell table:style-name="ce26"/>
          <table:table-cell table:number-columns-repeated="16382"/>
        </table:table-row>
        <table:table-row table:style-name="ro1">
          <table:table-cell office:value-type="string" table:style-name="ce1">
            <text:p>Dome</text:p>
          </table:table-cell>
          <table:table-cell office:value-type="currency" office:value="81.489999999999995" table:style-name="ce26">
            <text:p><text:s/>$81.49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End Cap</text:p>
          </table:table-cell>
          <table:table-cell office:value-type="currency" office:value="30.39" table:style-name="ce26">
            <text:p><text:s/>$30.39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End Cap + 10 Holes</text:p>
          </table:table-cell>
          <table:table-cell office:value-type="currency" office:value="35.909999999999997" table:style-name="ce26">
            <text:p><text:s/>$35.91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-Ring Flange</text:p>
          </table:table-cell>
          <table:table-cell office:value-type="currency" office:value="40.06" table:style-name="ce26">
            <text:p><text:s/>$40.0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re O-Ring set</text:p>
          </table:table-cell>
          <table:table-cell office:value-type="currency" office:value="4.1399999999999997" table:style-name="ce26">
            <text:p><text:s/>$4.14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ar Cap</text:p>
          </table:table-cell>
          <table:table-cell office:value-type="currency" office:value="22.1" table:style-name="ce26">
            <text:p><text:s/>$22.1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 + 10 holes</text:p>
          </table:table-cell>
          <table:table-cell office:value-type="currency" office:value="33.15" table:style-name="ce26">
            <text:p><text:s/>$33.15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 + 5 holes</text:p>
          </table:table-cell>
          <table:table-cell office:value-type="currency" office:value="27.62" table:style-name="ce26">
            <text:p><text:s/>$27.62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be</text:p>
          </table:table-cell>
          <table:table-cell office:value-type="currency" office:value="74.59" table:style-name="ce26">
            <text:p><text:s/>$74.59<text:s/>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urrency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3:14:38Z</meta:creation-date>
    <dc:date>2016-02-24T23:17:21Z</dc:date>
  </office:meta>
</office:document-meta>
</file>